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21.15pt"/>
    </style:style>
    <style:style style:name="co3" style:family="table-column">
      <style:table-column-properties fo:break-before="auto" style:column-width="98.7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Data Requests" table:style-name="ta1">
        <table:shapes>
          <draw:frame draw:z-index="0" draw:style-name="gr1" draw:text-style-name="P1" svg:width="453.51pt" svg:height="255.09pt" svg:x="281.28pt" svg:y="348.92pt">
            <draw:object draw:notify-on-update-of-ranges="'Data Requests'.B22:'Data Requests'.B22 'Data Requests'.B23:'Data Requests'.B41 'Data Requests'.C22:'Data Requests'.C22 'Data Requests'.C23:'Data Requests'.C4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453.51pt" svg:height="255.09pt" svg:x="286.81pt" svg:y="54.03pt">
            <draw:object draw:notify-on-update-of-ranges="'Data Requests'.B5:'Data Requests'.B5 'Data Requests'.B6:'Data Requests'.B11 'Data Requests'.C5:'Data Requests'.C5 'Data Requests'.C6:'Data Requests'.C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Constant 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 = 15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 = 5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 = 1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ounded Buffer Size</text:p>
          </table:table-cell>
          <table:table-cell office:value-type="string" calcext:value-type="string">
            <text:p>Elapsed Time (s)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7.6" calcext:value-type="float">
            <text:p>7.6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4.475" calcext:value-type="float">
            <text:p>4.475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3.9" calcext:value-type="float">
            <text:p>3.9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3.9" calcext:value-type="float">
            <text:p>3.9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float" office:value="3.8" calcext:value-type="float">
            <text:p>3.8</text:p>
          </table:table-cell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float" office:value="3.5" calcext:value-type="float">
            <text:p>3.5</text:p>
          </table:table-cell>
        </table:table-row>
        <table:table-row table:style-name="ro1" table:number-rows-repeated="6">
          <table:table-cell table:number-columns-repeated="3"/>
        </table:table-row>
        <table:table-row table:style-name="ro1">
          <table:table-cell table:style-name="ce1" office:value-type="string" calcext:value-type="string">
            <text:p>Constant 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 = 15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 = 2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 = 1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Worker Threads</text:p>
          </table:table-cell>
          <table:table-cell office:value-type="string" calcext:value-type="string">
            <text:p>Elapsed Time (s)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12.68" calcext:value-type="float">
            <text:p>12.68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6.27" calcext:value-type="float">
            <text:p>6.27</text:p>
          </table:table-cell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float" office:value="4.5" calcext:value-type="float">
            <text:p>4.5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float" office:value="3.6" calcext:value-type="float">
            <text:p>3.6</text:p>
          </table:table-cell>
        </table:table-row>
        <table:table-row table:style-name="ro1">
          <table:table-cell/>
          <table:table-cell office:value-type="float" office:value="250" calcext:value-type="float">
            <text:p>250</text:p>
          </table:table-cell>
          <table:table-cell office:value-type="float" office:value="3.4" calcext:value-type="float">
            <text:p>3.4</text:p>
          </table:table-cell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float" office:value="3.5" calcext:value-type="float">
            <text:p>3.5</text:p>
          </table:table-cell>
        </table:table-row>
        <table:table-row table:style-name="ro1">
          <table:table-cell/>
          <table:table-cell office:value-type="float" office:value="350" calcext:value-type="float">
            <text:p>350</text:p>
          </table:table-cell>
          <table:table-cell office:value-type="float" office:value="3.5" calcext:value-type="float">
            <text:p>3.5</text:p>
          </table:table-cell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 office:value-type="float" office:value="3.4" calcext:value-type="float">
            <text:p>3.4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4.31" calcext:value-type="float">
            <text:p>4.31</text:p>
          </table:table-cell>
        </table:table-row>
        <table:table-row table:style-name="ro1">
          <table:table-cell/>
          <table:table-cell office:value-type="float" office:value="600" calcext:value-type="float">
            <text:p>600</text:p>
          </table:table-cell>
          <table:table-cell office:value-type="float" office:value="3.6" calcext:value-type="float">
            <text:p>3.6</text:p>
          </table:table-cell>
        </table:table-row>
        <table:table-row table:style-name="ro1">
          <table:table-cell/>
          <table:table-cell office:value-type="float" office:value="700" calcext:value-type="float">
            <text:p>700</text:p>
          </table:table-cell>
          <table:table-cell office:value-type="float" office:value="4.1" calcext:value-type="float">
            <text:p>4.1</text:p>
          </table:table-cell>
        </table:table-row>
        <table:table-row table:style-name="ro1">
          <table:table-cell/>
          <table:table-cell office:value-type="float" office:value="800" calcext:value-type="float">
            <text:p>800</text:p>
          </table:table-cell>
          <table:table-cell office:value-type="float" office:value="3.86" calcext:value-type="float">
            <text:p>3.86</text:p>
          </table:table-cell>
        </table:table-row>
        <table:table-row table:style-name="ro1">
          <table:table-cell/>
          <table:table-cell office:value-type="float" office:value="900" calcext:value-type="float">
            <text:p>900</text:p>
          </table:table-cell>
          <table:table-cell office:value-type="float" office:value="4.22" calcext:value-type="float">
            <text:p>4.22</text:p>
          </table:table-cell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4.142" calcext:value-type="float">
            <text:p>4.142</text:p>
          </table:table-cell>
        </table:table-row>
        <table:table-row table:style-name="ro1">
          <table:table-cell/>
          <table:table-cell office:value-type="float" office:value="1200" calcext:value-type="float">
            <text:p>1200</text:p>
          </table:table-cell>
          <table:table-cell office:value-type="float" office:value="4.29" calcext:value-type="float">
            <text:p>4.29</text:p>
          </table:table-cell>
        </table:table-row>
        <table:table-row table:style-name="ro1">
          <table:table-cell/>
          <table:table-cell office:value-type="float" office:value="1400" calcext:value-type="float">
            <text:p>1400</text:p>
          </table:table-cell>
          <table:table-cell office:value-type="float" office:value="4.34" calcext:value-type="float">
            <text:p>4.34</text:p>
          </table:table-cell>
        </table:table-row>
        <table:table-row table:style-name="ro1">
          <table:table-cell/>
          <table:table-cell office:value-type="float" office:value="1600" calcext:value-type="float">
            <text:p>1600</text:p>
          </table:table-cell>
          <table:table-cell office:value-type="float" office:value="4.19" calcext:value-type="float">
            <text:p>4.19</text:p>
          </table:table-cell>
        </table:table-row>
        <table:table-row table:style-name="ro1">
          <table:table-cell/>
          <table:table-cell office:value-type="float" office:value="1800" calcext:value-type="float">
            <text:p>1800</text:p>
          </table:table-cell>
          <table:table-cell office:value-type="float" office:value="4.44" calcext:value-type="float">
            <text:p>4.44</text:p>
          </table:table-cell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3.89" calcext:value-type="float">
            <text:p>3.89</text:p>
          </table:table-cell>
        </table:table-row>
      </table:table>
      <table:table table:name="File Requests" table:style-name="ta1">
        <table:shapes>
          <draw:frame draw:z-index="0" draw:style-name="gr1" draw:text-style-name="P1" svg:width="453.51pt" svg:height="255.09pt" svg:x="7.54pt" svg:y="312.29pt">
            <draw:object draw:notify-on-update-of-ranges="'File Requests'.B5:'File Requests'.B5 'File Requests'.B6:'File Requests'.B16 'File Requests'.C5:'File Requests'.C5 'File Requests'.C6:'File Requests'.C16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453.51pt" svg:height="255.09pt" svg:x="8.05pt" svg:y="586.37pt">
            <draw:object draw:notify-on-update-of-ranges="'File Requests'.E5:'File Requests'.E5 'File Requests'.E6:'File Requests'.E16 'File Requests'.F5:'File Requests'.F5 'File Requests'.F6:'File Requests'.F16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>
          <table:table-cell table:style-name="ce1" office:value-type="string" calcext:value-type="string">
            <text:p>Constant B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B = 200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Worker Threads</text:p>
          </table:table-cell>
          <table:table-cell office:value-type="string" calcext:value-type="string">
            <text:p>Elapsed Time (us)</text:p>
          </table:table-cell>
          <table:table-cell/>
          <table:table-cell office:value-type="string" calcext:value-type="string">
            <text:p>Worker Threads</text:p>
          </table:table-cell>
          <table:table-cell office:value-type="string" calcext:value-type="string">
            <text:p>Elapsed Time (us)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9470" calcext:value-type="float">
            <text:p>1947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7492" calcext:value-type="float">
            <text:p>37492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24200" calcext:value-type="float">
            <text:p>2420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6897" calcext:value-type="float">
            <text:p>36897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34863" calcext:value-type="float">
            <text:p>3486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9772" calcext:value-type="float">
            <text:p>29772</text:p>
          </table:table-cell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office:value-type="float" office:value="60779" calcext:value-type="float">
            <text:p>60779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4500" calcext:value-type="float">
            <text:p>24500</text:p>
          </table:table-cell>
        </table:table-row>
        <table:table-row table:style-name="ro1">
          <table:table-cell/>
          <table:table-cell office:value-type="float" office:value="110" calcext:value-type="float">
            <text:p>110</text:p>
          </table:table-cell>
          <table:table-cell office:value-type="float" office:value="58220" calcext:value-type="float">
            <text:p>5822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8219" calcext:value-type="float">
            <text:p>28219</text:p>
          </table:table-cell>
        </table:table-row>
        <table:table-row table:style-name="ro1">
          <table:table-cell/>
          <table:table-cell office:value-type="float" office:value="140" calcext:value-type="float">
            <text:p>140</text:p>
          </table:table-cell>
          <table:table-cell office:value-type="float" office:value="110506" calcext:value-type="float">
            <text:p>11050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0151" calcext:value-type="float">
            <text:p>20151</text:p>
          </table:table-cell>
        </table:table-row>
        <table:table-row table:style-name="ro1">
          <table:table-cell/>
          <table:table-cell office:value-type="float" office:value="180" calcext:value-type="float">
            <text:p>180</text:p>
          </table:table-cell>
          <table:table-cell office:value-type="float" office:value="123410" calcext:value-type="float">
            <text:p>12341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0010" calcext:value-type="float">
            <text:p>20010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float" office:value="151042" calcext:value-type="float">
            <text:p>151042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8116" calcext:value-type="float">
            <text:p>18116</text:p>
          </table:table-cell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float" office:value="144001" calcext:value-type="float">
            <text:p>14400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28054" calcext:value-type="float">
            <text:p>28054</text:p>
          </table:table-cell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 office:value-type="float" office:value="132481" calcext:value-type="float">
            <text:p>13248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9470" calcext:value-type="float">
            <text:p>19470</text:p>
          </table:table-cell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315890" calcext:value-type="float">
            <text:p>31589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4200" calcext:value-type="float">
            <text:p>242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2">00/00/0000</text:date>, <text:time style:data-style-name="N2" text:time-value="14:45:43.74590410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1T14:30:12.960613818</meta:creation-date>
    <meta:generator>LibreOffice/6.0.7.3$Linux_X86_64 LibreOffice_project/00m0$Build-3</meta:generator>
    <meta:editing-cycles>0</meta:editing-cycles>
    <meta:editing-duration>P0D</meta:editing-duration>
    <meta:document-statistic meta:table-count="2" meta:cell-count="112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173cm" svg:y="0.316cm" chart:style-name="ch2">
          <text:p>Elapsed Time vs Bounded Buffer Size</text:p>
        </chart:title>
        <chart:subtitle svg:x="4.226cm" svg:y="1.275cm" chart:style-name="ch3">
          <text:p>Data Request: N = 15000, W = 500, P = 15</text:p>
        </chart:subtitle>
        <chart:legend chart:legend-position="end" svg:x="12.626cm" svg:y="4.201cm" style:legend-expansion="high" chart:style-name="ch4"/>
        <chart:plot-area chart:style-name="ch5" table:cell-range-address="'Data Requests'.B5:'Data Requests'.C11" chart:data-source-has-labels="row" svg:x="1.331cm" svg:y="2.138cm" svg:width="10.975cm" svg:height="5.701cm">
          <chartooo:coordinate-region svg:x="1.767cm" svg:y="2.337cm" svg:width="10.259cm" svg:height="4.855cm"/>
          <chart:axis chart:dimension="x" chart:name="primary-x" chart:style-name="ch6">
            <chart:title svg:x="5.279cm" svg:y="8.019cm" chart:style-name="ch7">
              <text:p>Bounded Buffer Size</text:p>
            </chart:title>
          </chart:axis>
          <chart:axis chart:dimension="y" chart:name="primary-y" chart:style-name="ch6">
            <chart:title svg:x="0.451cm" svg:y="6.262cm" chart:style-name="ch8">
              <text:p>Elapsed Time (s)</text:p>
            </chart:title>
            <chart:grid chart:style-name="ch9" chart:class="major"/>
          </chart:axis>
          <chart:series chart:style-name="ch10" chart:values-cell-range-address="'Data Requests'.C6:'Data Requests'.C11" chart:label-cell-address="'Data Requests'.C5:'Data Requests'.C5" chart:class="chart:scatter">
            <chart:domain table:cell-range-address="'Data Requests'.B6:'Data Requests'.B11"/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Elapsed Time (s)</text:p>
                <draw:g>
                  <svg:desc>'Data Requests'.C5:'Data Requests'.C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Data Requests'.B6:'Data Requests'.B11</svg:desc>
                </draw:g>
              </table:table-cell>
              <table:table-cell office:value-type="float" office:value="7.6">
                <text:p>7.6</text:p>
                <draw:g>
                  <svg:desc>'Data Requests'.C6:'Data Requests'.C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4.475">
                <text:p>4.4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">
                <text:p>50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">
                <text:p>100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">
                <text:p>200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0">
                <text:p>300</text:p>
              </table:table-cell>
              <table:table-cell office:value-type="float" office:value="3.5">
                <text:p>3.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16cm" svg:y="0.316cm" chart:style-name="ch2">
          <text:p>Elapsed Time vs # of Worker Threads</text:p>
        </chart:title>
        <chart:subtitle svg:x="4.278cm" svg:y="1.275cm" chart:style-name="ch3">
          <text:p>Data Request: N = 15000, B = 200, P = 15</text:p>
        </chart:subtitle>
        <chart:legend chart:legend-position="end" svg:x="12.626cm" svg:y="4.201cm" style:legend-expansion="high" chart:style-name="ch4"/>
        <chart:plot-area chart:style-name="ch5" table:cell-range-address="'Data Requests'.B22:'Data Requests'.C41" chart:data-source-has-labels="row" svg:x="1.331cm" svg:y="2.138cm" svg:width="10.975cm" svg:height="5.701cm">
          <chartooo:coordinate-region svg:x="1.767cm" svg:y="2.338cm" svg:width="9.982cm" svg:height="4.854cm"/>
          <chart:axis chart:dimension="x" chart:name="primary-x" chart:style-name="ch6">
            <chart:title svg:x="4.816cm" svg:y="8.019cm" chart:style-name="ch7">
              <text:p>Number of Worker Threads</text:p>
            </chart:title>
          </chart:axis>
          <chart:axis chart:dimension="y" chart:name="primary-y" chart:style-name="ch6">
            <chart:title svg:x="0.451cm" svg:y="6.262cm" chart:style-name="ch8">
              <text:p>Elapsed Time (s)</text:p>
            </chart:title>
            <chart:grid chart:style-name="ch9" chart:class="major"/>
          </chart:axis>
          <chart:series chart:style-name="ch10" chart:values-cell-range-address="'Data Requests'.C23:'Data Requests'.C41" chart:label-cell-address="'Data Requests'.C22:'Data Requests'.C22" chart:class="chart:scatter">
            <chart:domain table:cell-range-address="'Data Requests'.B23:'Data Requests'.B41"/>
            <chart:data-point chart:repeated="1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Elapsed Time (s)</text:p>
                <draw:g>
                  <svg:desc>'Data Requests'.C22:'Data Requests'.C2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">
                <text:p>50</text:p>
                <draw:g>
                  <svg:desc>'Data Requests'.B23:'Data Requests'.B41</svg:desc>
                </draw:g>
              </table:table-cell>
              <table:table-cell office:value-type="float" office:value="12.68">
                <text:p>12.68</text:p>
                <draw:g>
                  <svg:desc>'Data Requests'.C23:'Data Requests'.C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6.27">
                <text:p>6.2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0">
                <text:p>150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">
                <text:p>200</text:p>
              </table:table-cell>
              <table:table-cell office:value-type="float" office:value="3.6">
                <text:p>3.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0">
                <text:p>250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0">
                <text:p>300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0">
                <text:p>350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0">
                <text:p>400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00">
                <text:p>500</text:p>
              </table:table-cell>
              <table:table-cell office:value-type="float" office:value="4.31">
                <text:p>4.3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00">
                <text:p>600</text:p>
              </table:table-cell>
              <table:table-cell office:value-type="float" office:value="3.6">
                <text:p>3.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00">
                <text:p>700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00">
                <text:p>800</text:p>
              </table:table-cell>
              <table:table-cell office:value-type="float" office:value="3.86">
                <text:p>3.8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00">
                <text:p>900</text:p>
              </table:table-cell>
              <table:table-cell office:value-type="float" office:value="4.22">
                <text:p>4.2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00">
                <text:p>1000</text:p>
              </table:table-cell>
              <table:table-cell office:value-type="float" office:value="4.142">
                <text:p>4.14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200">
                <text:p>1200</text:p>
              </table:table-cell>
              <table:table-cell office:value-type="float" office:value="4.29">
                <text:p>4.2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400">
                <text:p>1400</text:p>
              </table:table-cell>
              <table:table-cell office:value-type="float" office:value="4.34">
                <text:p>4.3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00">
                <text:p>1600</text:p>
              </table:table-cell>
              <table:table-cell office:value-type="float" office:value="4.19">
                <text:p>4.1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00">
                <text:p>1800</text:p>
              </table:table-cell>
              <table:table-cell office:value-type="float" office:value="4.44">
                <text:p>4.4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00">
                <text:p>2000</text:p>
              </table:table-cell>
              <table:table-cell office:value-type="float" office:value="3.89">
                <text:p>3.8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3.406cm" svg:y="0.316cm" chart:style-name="ch2">
          <text:p>Elapsed Time Vs. Number of Worker Threads</text:p>
        </chart:title>
        <chart:subtitle svg:x="4.464cm" svg:y="1.275cm" chart:style-name="ch3">
          <text:p>File Request (large worker thread count)</text:p>
        </chart:subtitle>
        <chart:legend chart:legend-position="end" svg:x="10.608cm" svg:y="3.952cm" style:legend-expansion="high" chart:style-name="ch4"/>
        <chart:plot-area chart:style-name="ch5" table:cell-range-address="'File Requests'.B5:'File Requests'.C16" chart:data-source-has-labels="row" svg:x="1.331cm" svg:y="2.138cm" svg:width="8.957cm" svg:height="5.701cm">
          <chartooo:coordinate-region svg:x="2.693cm" svg:y="2.337cm" svg:width="7.223cm" svg:height="4.855cm"/>
          <chart:axis chart:dimension="x" chart:name="primary-x" chart:style-name="ch6">
            <chart:title svg:x="4.376cm" svg:y="8.019cm" chart:style-name="ch7">
              <text:p># of worker threads</text:p>
            </chart:title>
          </chart:axis>
          <chart:axis chart:dimension="y" chart:name="primary-y" chart:style-name="ch6">
            <chart:title svg:x="0.451cm" svg:y="6.289cm" chart:style-name="ch8">
              <text:p>elapsed time (us)</text:p>
            </chart:title>
            <chart:grid chart:style-name="ch9" chart:class="major"/>
          </chart:axis>
          <chart:series chart:style-name="ch10" chart:values-cell-range-address="'File Requests'.C6:'File Requests'.C16" chart:label-cell-address="'File Requests'.C5:'File Requests'.C5" chart:class="chart:scatter">
            <chart:domain table:cell-range-address="'File Requests'.B6:'File Requests'.B16"/>
            <chart:regression-curve chart:style-name="ch11"/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Elapsed Time (us)</text:p>
                <draw:g>
                  <svg:desc>'File Requests'.C5:'File Requests'.C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'File Requests'.B6:'File Requests'.B16</svg:desc>
                </draw:g>
              </table:table-cell>
              <table:table-cell office:value-type="float" office:value="19470">
                <text:p>19470</text:p>
                <draw:g>
                  <svg:desc>'File Requests'.C6:'File Requests'.C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24200">
                <text:p>242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">
                <text:p>50</text:p>
              </table:table-cell>
              <table:table-cell office:value-type="float" office:value="34863">
                <text:p>3486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0">
                <text:p>80</text:p>
              </table:table-cell>
              <table:table-cell office:value-type="float" office:value="60779">
                <text:p>6077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0">
                <text:p>110</text:p>
              </table:table-cell>
              <table:table-cell office:value-type="float" office:value="58220">
                <text:p>5822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40">
                <text:p>140</text:p>
              </table:table-cell>
              <table:table-cell office:value-type="float" office:value="110506">
                <text:p>11050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80">
                <text:p>180</text:p>
              </table:table-cell>
              <table:table-cell office:value-type="float" office:value="123410">
                <text:p>12341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0">
                <text:p>200</text:p>
              </table:table-cell>
              <table:table-cell office:value-type="float" office:value="151042">
                <text:p>15104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00">
                <text:p>300</text:p>
              </table:table-cell>
              <table:table-cell office:value-type="float" office:value="144001">
                <text:p>14400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00">
                <text:p>400</text:p>
              </table:table-cell>
              <table:table-cell office:value-type="float" office:value="132481">
                <text:p>13248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0">
                <text:p>1000</text:p>
              </table:table-cell>
              <table:table-cell office:value-type="float" office:value="315890">
                <text:p>31589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3.498cm" svg:y="0.316cm" chart:style-name="ch2">
          <text:p>Elapsed Time vs Number of Worker Threads</text:p>
        </chart:title>
        <chart:subtitle svg:x="5.019cm" svg:y="1.275cm" chart:style-name="ch3">
          <text:p>File Request (small scale): B=200</text:p>
        </chart:subtitle>
        <chart:legend chart:legend-position="end" svg:x="10.608cm" svg:y="3.952cm" style:legend-expansion="high" chart:style-name="ch4"/>
        <chart:plot-area chart:style-name="ch5" table:cell-range-address="'File Requests'.E5:'File Requests'.F16" chart:data-source-has-labels="row" svg:x="1.331cm" svg:y="2.138cm" svg:width="8.957cm" svg:height="5.701cm">
          <chartooo:coordinate-region svg:x="2.508cm" svg:y="2.337cm" svg:width="7.593cm" svg:height="4.855cm"/>
          <chart:axis chart:dimension="x" chart:name="primary-x" chart:style-name="ch6">
            <chart:title svg:x="4.376cm" svg:y="8.019cm" chart:style-name="ch7">
              <text:p># of worker threads</text:p>
            </chart:title>
          </chart:axis>
          <chart:axis chart:dimension="y" chart:name="primary-y" chart:style-name="ch6">
            <chart:title svg:x="0.451cm" svg:y="6.289cm" chart:style-name="ch8">
              <text:p>elapsed time (us)</text:p>
            </chart:title>
            <chart:grid chart:style-name="ch9" chart:class="major"/>
          </chart:axis>
          <chart:series chart:style-name="ch10" chart:values-cell-range-address="'File Requests'.F6:'File Requests'.F16" chart:label-cell-address="'File Requests'.F5:'File Requests'.F5" chart:class="chart:scatter">
            <chart:domain table:cell-range-address="'File Requests'.E6:'File Requests'.E16"/>
            <chart:regression-curve chart:style-name="ch11"/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Elapsed Time (us)</text:p>
                <draw:g>
                  <svg:desc>'File Requests'.F5:'File Requests'.F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File Requests'.E6:'File Requests'.E16</svg:desc>
                </draw:g>
              </table:table-cell>
              <table:table-cell office:value-type="float" office:value="37492">
                <text:p>37492</text:p>
                <draw:g>
                  <svg:desc>'File Requests'.F6:'File Requests'.F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6897">
                <text:p>3689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9772">
                <text:p>2977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4500">
                <text:p>245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28219">
                <text:p>2821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20151">
                <text:p>2015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0010">
                <text:p>2001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8116">
                <text:p>1811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28054">
                <text:p>2805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9470">
                <text:p>1947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">
                <text:p>20</text:p>
              </table:table-cell>
              <table:table-cell office:value-type="float" office:value="24200">
                <text:p>2420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